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11000002069227F4B38AC65620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mic Sans MS" svg:font-family="'Comic Sans MS'" style:font-family-generic="script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cript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draw:fill="bitmap" draw:fill-image-name="background" style:repeat="stretch"/>
    </style:style>
    <style:style style:name="gr1" style:family="graphic" style:parent-style-name="standard">
      <style:graphic-properties svg:stroke-color="#ffffff" draw:fill-color="#ffffff" draw:textarea-vertical-align="middle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fo:min-height="1.5cm"/>
      <style:paragraph-properties style:writing-mode="lr-tb"/>
    </style:style>
    <style:style style:name="gr3" style:family="graphic" style:parent-style-name="standard">
      <style:graphic-properties draw:stroke="none" draw:fill="none" fo:min-height="1cm"/>
      <style:paragraph-properties style:writing-mode="lr-tb"/>
    </style:style>
    <style:style style:name="gr4" style:family="graphic" style:parent-style-name="standard">
      <style:graphic-properties svg:stroke-color="#ffffff" draw:fill-color="#ffffff" draw:textarea-vertical-align="middle"/>
    </style:style>
    <style:style style:name="gr5" style:family="graphic" style:parent-style-name="standard">
      <style:graphic-properties draw:stroke="none" svg:stroke-color="#ffffff" draw:fill="none" draw:fill-color="#ffffff" fo:min-height="0.307cm"/>
      <style:paragraph-properties style:writing-mode="lr-tb"/>
    </style:style>
    <style:style style:name="gr6" style:family="graphic" style:parent-style-name="standard">
      <style:graphic-properties draw:stroke="none" svg:stroke-color="#ffffff" draw:fill="none" draw:fill-color="#ffffff" fo:min-height="0.543cm"/>
      <style:paragraph-properties style:writing-mode="lr-tb"/>
    </style:style>
    <style:style style:name="gr7" style:family="graphic" style:parent-style-name="standard">
      <style:graphic-properties svg:stroke-color="#ffffff" draw:fill-color="#ffffff" draw:textarea-horizontal-align="justify" draw:textarea-vertical-align="middle" draw:auto-grow-height="false" fo:min-height="0.35cm" fo:min-width="5.6cm"/>
    </style:style>
    <style:style style:name="gr8" style:family="graphic" style:parent-style-name="standard">
      <style:graphic-properties draw:stroke="none" svg:stroke-color="#ffffff" draw:fill="none" draw:fill-color="#ffffff" fo:min-height="0.488cm"/>
      <style:paragraph-properties style:writing-mode="lr-tb"/>
    </style:style>
    <style:style style:name="gr9" style:family="graphic" style:parent-style-name="standard">
      <style:graphic-properties svg:stroke-color="#ffffff" draw:fill-color="#ffffff" draw:textarea-horizontal-align="justify" draw:textarea-vertical-align="middle" draw:auto-grow-height="false" fo:min-height="0.25cm" fo:min-width="5.75cm"/>
    </style:style>
    <style:style style:name="gr10" style:family="graphic" style:parent-style-name="standard">
      <style:graphic-properties draw:stroke="none" svg:stroke-color="#ffffff" draw:fill="none" draw:fill-color="#ffffff" fo:min-height="0.5cm"/>
      <style:paragraph-properties style:writing-mode="lr-tb"/>
    </style:style>
    <style:style style:name="gr11" style:family="graphic" style:parent-style-name="standard">
      <style:graphic-properties svg:stroke-color="#ffffff" draw:fill-color="#ffffff" draw:textarea-horizontal-align="justify" draw:textarea-vertical-align="middle" draw:auto-grow-height="false" fo:min-height="0.75cm" fo:min-width="3.75cm"/>
    </style:style>
    <style:style style:name="gr12" style:family="graphic" style:parent-style-name="standard">
      <style:graphic-properties draw:stroke="none" svg:stroke-color="#ffffff" draw:fill="none" draw:fill-color="#ffffff" fo:min-height="1cm"/>
      <style:paragraph-properties style:writing-mode="lr-tb"/>
    </style:style>
    <style:style style:name="gr13" style:family="graphic" style:parent-style-name="standard">
      <style:graphic-properties svg:stroke-color="#ffffff" draw:fill-color="#ffffff" draw:textarea-horizontal-align="justify" draw:textarea-vertical-align="middle" draw:auto-grow-height="false" fo:min-height="0.25cm" fo:min-width="3cm"/>
    </style:style>
    <style:style style:name="gr14" style:family="graphic" style:parent-style-name="standard">
      <style:graphic-properties draw:stroke="none" svg:stroke-color="#ffffff" draw:fill="none" draw:fill-color="#ffffff" fo:min-height="0.294cm"/>
      <style:paragraph-properties style:writing-mode="lr-tb"/>
    </style:style>
    <style:style style:name="gr15" style:family="graphic" style:parent-style-name="standard">
      <style:graphic-properties svg:stroke-color="#ffffff" draw:fill-color="#ffffff" draw:textarea-horizontal-align="justify" draw:textarea-vertical-align="middle" draw:auto-grow-height="false" fo:min-height="0.5cm" fo:min-width="5.5cm"/>
    </style:style>
    <style:style style:name="gr16" style:family="graphic" style:parent-style-name="standard">
      <style:graphic-properties draw:stroke="none" svg:stroke-color="#ffffff" draw:fill="none" draw:fill-color="#ffffff" fo:min-height="0.454cm"/>
      <style:paragraph-properties style:writing-mode="lr-tb"/>
    </style:style>
    <style:style style:name="gr17" style:family="graphic" style:parent-style-name="standard">
      <style:graphic-properties svg:stroke-color="#ffffff" draw:fill-color="#ffffff" draw:textarea-horizontal-align="justify" draw:textarea-vertical-align="middle" draw:auto-grow-height="false" fo:min-height="1.25cm" fo:min-width="6cm"/>
    </style:style>
    <style:style style:name="gr18" style:family="graphic" style:parent-style-name="standard">
      <style:graphic-properties draw:stroke="none" svg:stroke-color="#ffffff" draw:fill="none" draw:fill-color="#ffffff" fo:min-height="1.313cm"/>
      <style:paragraph-properties style:writing-mode="lr-tb"/>
    </style:style>
    <style:style style:name="gr19" style:family="graphic" style:parent-style-name="standard">
      <style:graphic-properties svg:stroke-color="#ffffff" draw:fill-color="#ffffff" draw:textarea-horizontal-align="justify" draw:textarea-vertical-align="middle" draw:auto-grow-height="false" fo:min-height="1cm" fo:min-width="5.25cm"/>
    </style:style>
    <style:style style:name="gr20" style:family="graphic" style:parent-style-name="standard">
      <style:graphic-properties svg:stroke-color="#ffffff" draw:fill-color="#ffffff" draw:textarea-horizontal-align="justify" draw:textarea-vertical-align="middle" draw:auto-grow-height="false" fo:min-height="1.25cm" fo:min-width="5.25cm"/>
    </style:style>
    <style:style style:name="gr21" style:family="graphic" style:parent-style-name="standard">
      <style:graphic-properties svg:stroke-color="#ffffff" draw:fill-color="#ffffff" draw:textarea-horizontal-align="justify" draw:textarea-vertical-align="middle" draw:auto-grow-height="false" fo:min-height="1cm" fo:min-width="4.75cm"/>
    </style:style>
    <style:style style:name="gr22" style:family="graphic" style:parent-style-name="standard">
      <style:graphic-properties svg:stroke-color="#ffffff" draw:fill-color="#ffffff" draw:textarea-horizontal-align="justify" draw:textarea-vertical-align="middle" draw:auto-grow-height="false" fo:min-height="0.5cm" fo:min-width="5cm"/>
    </style:style>
    <style:style style:name="gr23" style:family="graphic" style:parent-style-name="standard">
      <style:graphic-properties draw:stroke="none" svg:stroke-color="#ffffff" draw:fill="none" draw:fill-color="#ffffff" fo:min-height="1.36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 style:writing-mode="lr-tb"/>
      <style:text-properties style:font-name="Comic Sans MS" fo:font-weight="bold" style:font-weight-asian="bold" style:font-weight-complex="bold"/>
    </style:style>
    <style:style style:name="P3" style:family="paragraph">
      <style:paragraph-properties fo:margin-left="0cm" fo:margin-right="0cm" fo:margin-top="0cm" fo:margin-bottom="0cm" fo:line-height="100%" fo:text-align="center" fo:text-indent="0cm"/>
    </style:style>
    <style:style style:name="P4" style:family="paragraph">
      <loext:graphic-properties draw:fill="none" draw:fill-color="#ffffff"/>
      <style:paragraph-properties style:writing-mode="lr-tb"/>
      <style:text-properties fo:font-size="15pt" fo:font-weight="bold" style:font-size-asian="15pt" style:font-weight-asian="bold" style:font-size-complex="15pt" style:font-weight-complex="bold"/>
    </style:style>
    <style:style style:name="P5" style:family="paragraph">
      <loext:graphic-properties draw:fill="none"/>
      <style:paragraph-properties fo:text-align="center" style:writing-mode="lr-tb"/>
    </style:style>
    <style:style style:name="P6" style:family="paragraph">
      <loext:graphic-properties draw:fill-color="#ffffff"/>
      <style:paragraph-properties fo:text-align="center"/>
    </style:style>
    <style:style style:name="P7" style:family="paragraph">
      <style:paragraph-properties fo:text-align="center"/>
      <style:text-properties fo:font-size="11pt" style:font-size-asian="11pt" style:font-size-complex="11pt"/>
    </style:style>
    <style:style style:name="P8" style:family="paragraph">
      <loext:graphic-properties draw:fill="none" draw:fill-color="#ffffff"/>
      <style:paragraph-properties fo:text-align="center"/>
      <style:text-properties fo:font-size="11pt" style:font-size-asian="11pt" style:font-size-complex="11pt"/>
    </style:style>
    <style:style style:name="P9" style:family="paragraph">
      <style:paragraph-properties fo:text-align="center"/>
      <style:text-properties fo:font-size="9.30000019073486pt" style:font-size-asian="9.30000019073486pt" style:font-size-complex="9.30000019073486pt"/>
    </style:style>
    <style:style style:name="P10" style:family="paragraph">
      <loext:graphic-properties draw:fill="none" draw:fill-color="#ffffff"/>
      <style:paragraph-properties fo:text-align="center"/>
      <style:text-properties fo:font-size="9.30000019073486pt" style:font-size-asian="9.30000019073486pt" style:font-size-complex="9.30000019073486pt"/>
    </style:style>
    <style:style style:name="P11" style:family="paragraph">
      <style:text-properties fo:font-size="9.30000019073486pt" style:font-size-asian="9.30000019073486pt" style:font-size-complex="9.30000019073486pt"/>
    </style:style>
    <style:style style:name="P12" style:family="paragraph">
      <loext:graphic-properties draw:fill="none" draw:fill-color="#ffffff"/>
      <style:text-properties fo:font-size="9.30000019073486pt" style:font-size-asian="9.30000019073486pt" style:font-size-complex="9.30000019073486pt"/>
    </style:style>
    <style:style style:name="P13" style:family="paragraph">
      <style:paragraph-properties fo:text-align="start"/>
      <style:text-properties fo:font-size="9.30000019073486pt" style:font-size-asian="9.30000019073486pt" style:font-size-complex="9.30000019073486pt"/>
    </style:style>
    <style:style style:name="P14" style:family="paragraph">
      <loext:graphic-properties draw:fill="none" draw:fill-color="#ffffff"/>
      <style:paragraph-properties fo:text-align="start"/>
      <style:text-properties fo:font-size="9.30000019073486pt" style:font-size-asian="9.30000019073486pt" style:font-size-complex="9.30000019073486pt"/>
    </style:style>
    <style:style style:name="T1" style:family="text">
      <style:text-properties style:font-name="Comic Sans MS"/>
    </style:style>
    <style:style style:name="T2" style:family="text">
      <style:text-properties style:font-name="Comic Sans MS" fo:font-size="15pt" fo:font-weight="bold" style:font-size-asian="15pt" style:font-weight-asian="bold" style:font-size-complex="15pt" style:font-weight-complex="bold"/>
    </style:style>
    <style:style style:name="T3" style:family="text">
      <style:text-properties style:font-name="Comic Sans MS" fo:font-size="10pt" fo:font-weight="bold" style:font-size-asian="10pt" style:font-weight-asian="bold" style:font-size-complex="10pt" style:font-weight-complex="bold"/>
    </style:style>
    <style:style style:name="T4" style:family="text">
      <style:text-properties style:font-name="Comic Sans MS" fo:font-size="11pt" fo:font-weight="bold" style:font-size-asian="11pt" style:font-weight-asian="bold" style:font-size-complex="11pt" style:font-weight-complex="bold"/>
    </style:style>
    <style:style style:name="T5" style:family="text">
      <style:text-properties style:font-name="Comic Sans MS" fo:font-size="9.30000019073486pt" fo:font-weight="bold" style:font-size-asian="9.30000019073486pt" style:font-weight-asian="bold" style:font-size-complex="9.3000001907348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2" draw:layer="layout" svg:width="11.471cm" svg:height="2.854cm" svg:x="1.086cm" svg:y="0.043cm" svg:viewBox="0 0 11472 2855" svg:d="M1249 142c195 105 418 193 647 152 183-33 308-164 516-152 167 9 332-13 499-31 170-18 343-4 515-15 155-9 313 1 471 15 164 15 334-14 499 15 170 29 345 2 516 16 172 14 338-94 514 0 147 78 324 17 485 30 157 12 314-30 471-30 164 0 318 86 486 60 185-28 367 16 558 0 163-13 323-30 486-30 150-1 286-52 441-46 182 7 368 64 545 16 169-46 332-38 500-46 184-9 371-15 558-16 167-1 318-45 485-30 160 15 313 94 471 76 221-25 381 143 456 320 70 164 94 346 103 531 8 171-44 318-29 487 18 197-146 349-250 501-132 194-304 350-485 487-141 106-297 214-471 227-167 13-337-64-500-31-192 39-373-30-544-90-204-71-348 111-530 136-164 23-319 103-485 106-167 3-333 0-500 0-190 0-385-9-574 0-186 10-373 38-559 46-196 9-394 15-589 0-171-13-344-2-514-15-183-14-362 20-544 15-177-5-357-8-529-46-189-41-385-36-574-15-167 19-329 75-500 61-169-14-331-60-501-61-165 0-326-39-485-75-168-38-339-23-500-91-144-61-313-64-441-152-172-118-353-149-544-183-212-38-353-183-456-334-113-166-198-355-265-547-61-173-64-355-73-532-9-168-60-348 0-502 69-179 297-209 441-319 169-128 322 26 470 61l118 31z">
          <text:p text:style-name="P1"><text:span text:style-name="T1"/></text:p>
        </draw:path>
        <draw:frame draw:style-name="gr2" draw:text-style-name="P4" draw:layer="layout" svg:width="11.5cm" svg:height="1.75cm" svg:x="1.85cm" svg:y="0.092cm">
          <draw:text-box>
            <text:p text:style-name="P3"><text:span text:style-name="T2">ΠΡΟΒΛΕΠΟΝΤΑΣ ΤΗΝ ΕΠΙΤΥΧΙΑ Ή ΑΠΟΤΥΧΙΑ ΕΝΟΣ ΝΕΟΥ ΠΡΟΪΟΝΤΟΣ</text:span></text:p>
          </draw:text-box>
        </draw:frame>
        <draw:frame draw:style-name="gr3" draw:text-style-name="P5" draw:layer="layout" svg:width="9.126cm" svg:height="1.25cm" svg:x="3.124cm" svg:y="1.75cm">
          <draw:text-box>
            <text:p text:style-name="P1"><text:span text:style-name="T3">ΒΑΣΙΖΟΜΕΝΟΙ ΣΤΟ ΤΙ ΛΕΝΕ ΟΙ ΜΗΧΑΝΙΚΟΙ ΚΑΙ ΟΙ ΠΡΟΓΡΑΜΜΑΤΙΣΤΕΣ ΓΙΑ ΑΥΤΟ</text:span></text:p>
          </draw:text-box>
        </draw:frame>
        <draw:path draw:style-name="gr4" draw:text-style-name="P6" draw:layer="layout" svg:width="3.44cm" svg:height="0.628cm" svg:x="2.045cm" svg:y="2.954cm" svg:viewBox="0 0 3441 629" svg:d="M186 64c138-91 311-70 458-29 170 48 347-3 515 43 165 46 331 30 500 43 143 11 271 58 429-57 119-87 295-17 444-14 157 4 330-91 472 28 134 113 369 47 429 258 48 172-144 329-329 286-153-36-316 14-472 0-144-13-287-8-429-15-144-6-285-23-429-28-155-5-302 21-458 0-145-19-285-40-429-57-155-19-295 85-443 0l-158-15-185-43-101-14z">
          <text:p/>
        </draw:path>
        <draw:frame draw:style-name="gr5" draw:text-style-name="P8" draw:layer="layout" svg:width="3.25cm" svg:height="0.793cm" svg:x="2.236cm" svg:y="2.943cm">
          <draw:text-box>
            <text:p text:style-name="P7"><text:span text:style-name="T4">ΑΝ ΛΕΝΕ...</text:span></text:p>
          </draw:text-box>
        </draw:frame>
        <draw:path draw:style-name="gr4" draw:text-style-name="P6" draw:layer="layout" svg:width="2.946cm" svg:height="0.673cm" svg:x="9.482cm" svg:y="2.887cm" svg:viewBox="0 0 2947 674" svg:d="M0 74c170 58 343-12 515-15s329 20 515 58c175 36 355 10 529-43 165-51 340-83 515-72 160 10 323 11 486 15 204 5 250 216 344 343 154 208-146 259-258 243-157-22-301 79-457 29-156-49-321 56-472 14-159-45-285 35-430 14-142-21-286-16-429-14-167 3-338-28-500 28l-172-14-128-14z">
          <text:p/>
        </draw:path>
        <draw:frame draw:style-name="gr6" draw:text-style-name="P8" draw:layer="layout" svg:width="5.75cm" svg:height="0.793cm" svg:x="8cm" svg:y="2.957cm">
          <draw:text-box>
            <text:p text:style-name="P7"><text:span text:style-name="T4">ΑΥΤΟ ΣΗΜΑΙΝΕΙ ΟΤΙ...</text:span></text:p>
          </draw:text-box>
        </draw:frame>
        <draw:custom-shape draw:style-name="gr7" draw:text-style-name="P6" draw:layer="layout" svg:width="6.1cm" svg:height="0.6cm" svg:x="0.75cm" svg:y="3.679cm">
          <text:p/>
          <draw:enhanced-geometry svg:viewBox="0 0 21600 21600" draw:type="rectangle" draw:enhanced-path="M 0 0 L 21600 0 21600 21600 0 21600 0 0 Z N"/>
        </draw:custom-shape>
        <draw:frame draw:style-name="gr8" draw:text-style-name="P10" draw:layer="layout" svg:width="7cm" svg:height="0.738cm" svg:x="0.15cm" svg:y="3.65cm">
          <draw:text-box>
            <text:p text:style-name="P9"><text:span text:style-name="T5">“</text:span><text:span text:style-name="T5">ΔΕΝ ΚΑΝΕΙ ΤΙΠΟΤΑ </text:span><text:span text:style-name="T5">ΚΑΙΝΟΥΡΙΟ”</text:span></text:p>
          </draw:text-box>
        </draw:frame>
        <draw:custom-shape draw:style-name="gr9" draw:text-style-name="P6" draw:layer="layout" svg:width="6.25cm" svg:height="0.5cm" svg:x="0.75cm" svg:y="4.5cm">
          <text:p/>
          <draw:enhanced-geometry svg:viewBox="0 0 21600 21600" draw:type="rectangle" draw:enhanced-path="M 0 0 L 21600 0 21600 21600 0 21600 0 0 Z N"/>
        </draw:custom-shape>
        <draw:frame draw:style-name="gr10" draw:text-style-name="P12" draw:layer="layout" svg:width="7.058cm" svg:height="0.75cm" svg:x="0.4cm" svg:y="4.4cm">
          <draw:text-box>
            <text:p text:style-name="P11"><text:span text:style-name="T5">“</text:span><text:span text:style-name="T5">ΓΙΑΤΙ ΝΑ ΤΟ ΗΘΕΛΕ ΚΑΝΕΙΣ ΑΥΤΟ;”</text:span></text:p>
          </draw:text-box>
        </draw:frame>
        <draw:custom-shape draw:style-name="gr11" draw:text-style-name="P6" draw:layer="layout" svg:width="4.25cm" svg:height="1cm" svg:x="7.5cm" svg:y="3.75cm">
          <text:p/>
          <draw:enhanced-geometry svg:viewBox="0 0 21600 21600" draw:type="rectangle" draw:enhanced-path="M 0 0 L 21600 0 21600 21600 0 21600 0 0 Z N"/>
        </draw:custom-shape>
        <draw:frame draw:style-name="gr12" draw:text-style-name="P14" draw:layer="layout" svg:width="6.75cm" svg:height="1.25cm" svg:x="7.072cm" svg:y="3.736cm">
          <draw:text-box>
            <text:p text:style-name="P13"><text:span text:style-name="T5">ΑΥΤΟ ΤΟ ΠΡΟΪΟΝ ΘΑ ΕΧΕΙ ΤΕΡΑΣΤΙΑ ΕΠΙΤΥΧΙΑ.</text:span></text:p>
          </draw:text-box>
        </draw:frame>
        <draw:custom-shape draw:style-name="gr13" draw:text-style-name="P6" draw:layer="layout" svg:width="3.5cm" svg:height="0.5cm" svg:x="0.75cm" svg:y="5.25cm">
          <text:p/>
          <draw:enhanced-geometry svg:viewBox="0 0 21600 21600" draw:type="rectangle" draw:enhanced-path="M 0 0 L 21600 0 21600 21600 0 21600 0 0 Z N"/>
        </draw:custom-shape>
        <draw:frame draw:style-name="gr14" draw:text-style-name="P12" draw:layer="layout" svg:width="5.942cm" svg:height="0.704cm" svg:x="0.558cm" svg:y="5.206cm">
          <draw:text-box>
            <text:p text:style-name="P11"><text:span text:style-name="T5">“</text:span><text:span text:style-name="T5">ΠΟΛΥ </text:span><text:span text:style-name="T5">ΣΥΝΑΡΠΑΣΤΙ</text:span><text:span text:style-name="T5">ΚΟ”</text:span></text:p>
          </draw:text-box>
        </draw:frame>
        <draw:custom-shape draw:style-name="gr15" draw:text-style-name="P6" draw:layer="layout" svg:width="6cm" svg:height="0.75cm" svg:x="0.75cm" svg:y="6cm">
          <text:p/>
          <draw:enhanced-geometry svg:viewBox="0 0 21600 21600" draw:type="rectangle" draw:enhanced-path="M 0 0 L 21600 0 21600 21600 0 21600 0 0 Z N"/>
        </draw:custom-shape>
        <draw:frame draw:style-name="gr16" draw:text-style-name="P12" draw:layer="layout" svg:width="7cm" svg:height="0.704cm" svg:x="0.5cm" svg:y="6.046cm">
          <draw:text-box>
            <text:p text:style-name="P11"><text:span text:style-name="T5">“</text:span><text:span text:style-name="T5">ΕΧΩ ΗΔΗ ΚΑΝΕΙ ΠΡΟΠΑΡΑΓΓΕΛΙΑ.”</text:span></text:p>
          </draw:text-box>
        </draw:frame>
        <draw:custom-shape draw:style-name="gr17" draw:text-style-name="P6" draw:layer="layout" svg:width="6.5cm" svg:height="1.5cm" svg:x="7.5cm" svg:y="5.25cm">
          <text:p/>
          <draw:enhanced-geometry svg:viewBox="0 0 21600 21600" draw:type="rectangle" draw:enhanced-path="M 0 0 L 21600 0 21600 21600 0 21600 0 0 Z N"/>
        </draw:custom-shape>
        <draw:frame draw:style-name="gr18" draw:text-style-name="P14" draw:layer="layout" svg:width="7.5cm" svg:height="1.61cm" svg:x="7.058cm" svg:y="5.158cm">
          <draw:text-box>
            <text:p text:style-name="P13"><text:span text:style-name="T5">ΑΥΤΟ ΤΟ ΠΡΟΪΟΝ ΘΑ ΑΠΟΤΥΧΕΙ. ΧΡΟ-ΝΙΑ ΜΕΤΑ ΟΙ ΙΔΕΕΣ ΤΟΥ ΘΑ ΕΜΦΑΝΙ-ΣΤΟΥΝ ΣΕ ΚΑΤΙ ΕΠΙΤΥΧΗΜΕΝΟ.</text:span></text:p>
          </draw:text-box>
        </draw:frame>
        <draw:custom-shape draw:style-name="gr19" draw:text-style-name="P6" draw:layer="layout" svg:width="5.75cm" svg:height="1.25cm" svg:x="0.75cm" svg:y="7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6" draw:layer="layout" svg:width="5.75cm" svg:height="1.5cm" svg:x="0.75cm" svg:y="8.5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6" draw:layer="layout" svg:width="5.25cm" svg:height="1.25cm" svg:x="7.5cm" svg:y="7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6" draw:layer="layout" svg:width="5.5cm" svg:height="0.75cm" svg:x="7.5cm" svg:y="8.75cm">
          <text:p/>
          <draw:enhanced-geometry svg:viewBox="0 0 21600 21600" draw:type="rectangle" draw:enhanced-path="M 0 0 L 21600 0 21600 21600 0 21600 0 0 Z N"/>
        </draw:custom-shape>
        <draw:frame draw:style-name="gr23" draw:text-style-name="P12" draw:layer="layout" svg:width="6.75cm" svg:height="1.61cm" svg:x="0.5cm" svg:y="6.833cm">
          <draw:text-box>
            <text:p text:style-name="P11"><text:span text:style-name="T5">“</text:span><text:span text:style-name="T5">ΚΑΤΣΕ ΜΙΛΑΣ ΓΙΑ ΤΟ ΝΕΟ ΠΡΟΤΖΕΚΤ ΤΟΥ &lt;ΟΝΟΜΑ ΚΑΠΟΙΟΥ ΑΓΝΩΣΤΟΥ&gt;;”</text:span></text:p>
          </draw:text-box>
        </draw:frame>
        <draw:frame draw:style-name="gr23" draw:text-style-name="P12" draw:layer="layout" svg:width="7cm" svg:height="1.61cm" svg:x="0.5cm" svg:y="8.39cm">
          <draw:text-box>
            <text:p text:style-name="P11"><text:span text:style-name="T5">“</text:span><text:span text:style-name="T5">ΔΕΝ ΘΑ ΑΦΗΝΑ ΤΗΝ &lt;ΕΤΑΙΡΕΙΑ&gt; ΠΟΤΕ ΥΠΕΥΘΥΝΗ ΝΑ ΔΙΑΧΕΙΡΙΣΤΕΙ ΤΟ &lt;ΟΤΙΔΗΠΟΤΕ&gt; ΜΟΥ.”</text:span></text:p>
          </draw:text-box>
        </draw:frame>
        <draw:frame draw:style-name="gr18" draw:text-style-name="P14" draw:layer="layout" svg:width="7.5cm" svg:height="1.61cm" svg:x="7.136cm" svg:y="6.726cm">
          <draw:text-box>
            <text:p text:style-name="P13"><text:span text:style-name="T5">ΑΥΤΟ ΤΟ ΠΡΟΪΟΝ ΘΑ </text:span><text:span text:style-name="T5">ΜΠΟΡΟΥΣΕ ΝΑ ΕΙΝΑΙ ΑΠΑΤΗ </text:span><text:span text:style-name="T5">ΚΑΙ ΙΣΩΣ ΚΑΤΑΛΗΞΕΙ ΣΕ </text:span><text:span text:style-name="T5">ΣΥΛΛΗΨΕΙΣ ΚΑΙ ΜΗΝΥΣΕΙΣ.</text:span></text:p>
          </draw:text-box>
        </draw:frame>
        <draw:frame draw:style-name="gr12" draw:text-style-name="P14" draw:layer="layout" svg:width="7.1cm" svg:height="1.25cm" svg:x="7.122cm" svg:y="8.773cm">
          <draw:text-box>
            <text:p text:style-name="P13"><text:span text:style-name="T5">ΜΕΣΑ ΣΕ 5 ΧΡΟΝΙΑ, ΘΑ ΤΟ ΚΑΝΟΥΝ.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mic Sans MS" svg:font-family="'Comic Sans MS'" style:font-family-generic="script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cript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background" xlink:href="Pictures/1000000000000211000002069227F4B38AC65620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4.8cm" fo:page-height="10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5-08T00:54:19.439827671</meta:creation-date>
    <dc:date>2023-05-08T22:38:28.130720913</dc:date>
    <meta:editing-duration>PT8M21S</meta:editing-duration>
    <meta:editing-cycles>2</meta:editing-cycles>
    <meta:generator>LibreOffice/7.3.7.2$Linux_X86_64 LibreOffice_project/30$Build-2</meta:generator>
    <meta:document-statistic meta:object-count="27"/>
  </office:meta>
</office:document-meta>
</file>